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5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644cm" fo:break-before="auto" style:use-optimal-row-height="true"/>
    </style:style>
    <style:style style:name="ro6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After using any drake active talents gains X% stun resist for Y turns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/>
          <table:table-cell table:style-name="ce20" office:value-type="string">
            <text:p>Concentrate the forces of nature throught your wielded mindstars, creating a psionic blade sprouding from the mindstar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hannel nature power thourght your psiblades, the target is grabbed by thorny vines, reducing its speed and damaging it for X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You spawn an other you. You share the same healthpool but can act twice. When it dies the talent goes on cooldown. 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 ; poison immunity ; diseases immunit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Oozes can randomly spawn from your mucus, starting to attack all foes in sight with slime spi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instant ; increases the strength &amp; duration of life regeneration temp effect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 direct heal you gain a life regen of X% of the heal over 8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rigger a burst of bast evolution in the healing fungus, you are instantly healed for X times your actual life regeneration ; this effect does not trigger Fungal Grow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ooze through your psiblades, creating two independant beams of slime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infect <text:s/>the target with a small insect parasite that attacks the brain of t he target, dealing X mind damage per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acid through your psiblades, creating two independant beams of acid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also splash it with acid, burning it for X acid damage every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lant corrosive seeds in t he target area, any creature passing through will trigger them to release a deadly acidic splas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108])" office:value-type="float" office:value="420">
            <text:p>42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6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6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8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Casalini</meta:initial-creator>
    <meta:creation-date>2009-12-11T11:09:16</meta:creation-date>
    <dc:date>2012-03-27T18:49:36</dc:date>
    <dc:language>fr-FR</dc:language>
    <meta:editing-cycles>202</meta:editing-cycles>
    <meta:editing-duration>P13DT18H3M44S</meta:editing-duration>
    <dc:creator>Nicolas Casalini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